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5.46pt" svg:y="0pt">
            <loext:p draw:notify-on-update-of-ranges="Sheet1.B2:Sheet1.B92 Sheet1.C2:Sheet1.C92 Sheet1.D2:Sheet1.D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667.79pt" svg:y="263.14pt">
            <loext:p draw:notify-on-update-of-ranges="Sheet1.G2:Sheet1.G91 Sheet1.H2:Sheet1.H91 Sheet1.I2:Sheet1.I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uf001_all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uf001_all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7.9" calcext:value-type="float">
            <text:p>7.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5.04" calcext:value-type="float">
            <text:p>5.0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84" calcext:value-type="float">
            <text:p>4.8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221" calcext:value-type="float">
            <text:p>0.221</text:p>
          </table:table-cell>
          <table:table-cell table:number-columns-repeated="3"/>
          <table:table-cell office:value-type="float" office:value="4.3" calcext:value-type="float">
            <text:p>4.3</text:p>
          </table:table-cell>
          <table:table-cell office:value-type="float" office:value="4.65" calcext:value-type="float">
            <text:p>4.6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4.55" calcext:value-type="float">
            <text:p>4.5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263" calcext:value-type="float">
            <text:p>0.263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4.49" calcext:value-type="float">
            <text:p>4.4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277" calcext:value-type="float">
            <text:p>0.2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.44" calcext:value-type="float">
            <text:p>4.4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287" calcext:value-type="float">
            <text:p>0.287</text:p>
          </table:table-cell>
          <table:table-cell table:number-columns-repeated="3"/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table:number-columns-repeated="3"/>
          <table:table-cell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86" calcext:value-type="float">
            <text:p>0.386</text:p>
          </table:table-cell>
          <table:table-cell office:value-type="float" office:value="0.309" calcext:value-type="float">
            <text:p>0.309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0.319" calcext:value-type="float">
            <text:p>0.319</text:p>
          </table:table-cell>
          <table:table-cell table:number-columns-repeated="3"/>
          <table:table-cell office:value-type="float" office:value="3.76" calcext:value-type="float">
            <text:p>3.76</text:p>
          </table:table-cell>
          <table:table-cell office:value-type="float" office:value="4.26" calcext:value-type="float">
            <text:p>4.2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73" calcext:value-type="float">
            <text:p>3.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404" calcext:value-type="float">
            <text:p>0.404</text:p>
          </table:table-cell>
          <table:table-cell table:number-columns-repeated="4"/>
          <table:table-cell office:value-type="float" office:value="3.71" calcext:value-type="float">
            <text:p>3.7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6" calcext:value-type="float">
            <text:p>3.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62" calcext:value-type="float">
            <text:p>3.6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8" calcext:value-type="float">
            <text:p>3.5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54" calcext:value-type="float">
            <text:p>3.5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9" calcext:value-type="float">
            <text:p>3.4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8" calcext:value-type="float">
            <text:p>3.4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8" calcext:value-type="float">
            <text:p>3.4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22" calcext:value-type="float">
            <text:p>3.2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.21" calcext:value-type="float">
            <text:p>3.2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3.207" calcext:value-type="float">
            <text:p>3.20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3.199" calcext:value-type="float">
            <text:p>3.19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197" calcext:value-type="float">
            <text:p>3.19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.195" calcext:value-type="float">
            <text:p>3.19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.187" calcext:value-type="float">
            <text:p>3.18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.184" calcext:value-type="float">
            <text:p>3.18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3.17" calcext:value-type="float">
            <text:p>3.17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3.167" calcext:value-type="float">
            <text:p>3.16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3.16" calcext:value-type="float">
            <text:p>3.16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freeze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.89" calcext:value-type="float">
            <text:p>7.89</text:p>
          </table:table-cell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/>
          <table:table-cell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float" office:value="0.041" calcext:value-type="float">
            <text:p>0.041</text:p>
          </table:table-cell>
          <table:table-cell/>
          <table:table-cell office:value-type="float" office:value="5.57" calcext:value-type="float">
            <text:p>5.57</text:p>
          </table:table-cell>
        </table:table-row>
        <table:table-row table:style-name="ro1">
          <table:table-cell/>
          <table:table-cell office:value-type="float" office:value="0.052" calcext:value-type="float">
            <text:p>0.052</text:p>
          </table:table-cell>
          <table:table-cell/>
          <table:table-cell office:value-type="float" office:value="5.45" calcext:value-type="float">
            <text:p>5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0:29:22.780966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7-30T21:07:49.093329107</dc:date>
    <meta:editing-duration>P3DT3M2S</meta:editing-duration>
    <meta:editing-cycles>43</meta:editing-cycles>
    <meta:generator>LibreOffice/5.1.6.2$Linux_X86_64 LibreOffice_project/10m0$Build-2</meta:generator>
    <meta:document-statistic meta:table-count="2" meta:cell-count="1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B2:Sheet1.D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Sheet1.G2:Sheet1.I91" svg:x="0.32cm" svg:y="0.18cm" svg:width="12.481cm" svg:height="8.64cm">
          <chartooo:coordinate-region svg:x="0.756cm" svg:y="0.379cm" svg:width="12.04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1" chart:class="chart:line">
            <chart:data-point chart:repeated="90"/>
          </chart:series>
          <chart:series chart:style-name="ch7" chart:values-cell-range-address="Sheet1.H2:Sheet1.H91" chart:class="chart:line">
            <chart:data-point chart:repeated="90"/>
          </chart:series>
          <chart:series chart:style-name="ch8" chart:values-cell-range-address="Sheet1.I2:Sheet1.I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G2:Sheet1.G91</svg:desc>
                </draw:g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